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cb26e" officeooo:paragraph-rsid="001cb26e"/>
    </style:style>
    <style:style style:name="P2" style:family="paragraph" style:parent-style-name="Standard">
      <style:paragraph-properties fo:line-height="200%" fo:text-align="center" style:justify-single-word="false"/>
      <style:text-properties officeooo:rsid="001cb26e" officeooo:paragraph-rsid="0033e807"/>
    </style:style>
    <style:style style:name="P3" style:family="paragraph" style:parent-style-name="Standard">
      <style:paragraph-properties fo:line-height="200%" fo:text-align="start" style:justify-single-word="false"/>
      <style:text-properties officeooo:rsid="001cb26e" officeooo:paragraph-rsid="001cb26e"/>
    </style:style>
    <style:style style:name="P4" style:family="paragraph" style:parent-style-name="Standard">
      <style:paragraph-properties fo:line-height="200%" fo:text-align="start" style:justify-single-word="false"/>
      <style:text-properties officeooo:rsid="001cb26e" officeooo:paragraph-rsid="003163ae"/>
    </style:style>
    <style:style style:name="P5" style:family="paragraph" style:parent-style-name="Standard">
      <style:paragraph-properties fo:line-height="200%"/>
      <style:text-properties officeooo:rsid="001cb26e" officeooo:paragraph-rsid="001cb26e"/>
    </style:style>
    <style:style style:name="P6" style:family="paragraph" style:parent-style-name="Standard">
      <style:paragraph-properties fo:line-height="200%" fo:text-align="end" style:justify-single-word="false"/>
      <style:text-properties officeooo:rsid="0033e807" officeooo:paragraph-rsid="0033e807"/>
    </style:style>
    <style:style style:name="P7" style:family="paragraph" style:parent-style-name="Standard">
      <style:paragraph-properties fo:line-height="200%" fo:text-align="center" style:justify-single-word="false"/>
      <style:text-properties officeooo:rsid="0038c139" officeooo:paragraph-rsid="0038c139"/>
    </style:style>
    <style:style style:name="P8" style:family="paragraph" style:parent-style-name="Standard">
      <style:paragraph-properties fo:line-height="200%" fo:text-align="end" style:justify-single-word="false"/>
      <style:text-properties officeooo:rsid="0038c139" officeooo:paragraph-rsid="0038c139"/>
    </style:style>
    <style:style style:name="P9" style:family="paragraph" style:parent-style-name="Standard">
      <style:paragraph-properties fo:line-height="200%" fo:text-align="start" style:justify-single-word="false"/>
      <style:text-properties officeooo:rsid="002032e0" officeooo:paragraph-rsid="003163ae"/>
    </style:style>
    <style:style style:name="P10" style:family="paragraph" style:parent-style-name="Standard">
      <style:paragraph-properties fo:line-height="200%" fo:text-align="center" style:justify-single-word="false"/>
      <style:text-properties officeooo:rsid="0043fd8d" officeooo:paragraph-rsid="0043fd8d"/>
    </style:style>
    <style:style style:name="P11" style:family="paragraph" style:parent-style-name="Standard">
      <style:paragraph-properties fo:line-height="200%" fo:text-align="center" style:justify-single-word="false"/>
      <style:text-properties officeooo:rsid="001cb26e" officeooo:paragraph-rsid="001cb26e"/>
    </style:style>
    <style:style style:name="P12" style:family="paragraph" style:parent-style-name="Standard">
      <style:paragraph-properties fo:line-height="200%" fo:text-align="center" style:justify-single-word="false"/>
      <style:text-properties officeooo:rsid="001cb26e" officeooo:paragraph-rsid="0033e807"/>
    </style:style>
    <style:style style:name="P13" style:family="paragraph" style:parent-style-name="Standard">
      <style:paragraph-properties fo:line-height="200%"/>
      <style:text-properties officeooo:rsid="001cb26e" officeooo:paragraph-rsid="0033e807"/>
    </style:style>
    <style:style style:name="P14" style:family="paragraph" style:parent-style-name="Standard">
      <style:paragraph-properties fo:line-height="200%" fo:text-align="start" style:justify-single-word="false"/>
      <style:text-properties officeooo:rsid="001cb26e" officeooo:paragraph-rsid="001cb26e"/>
    </style:style>
    <style:style style:name="T1" style:family="text">
      <style:text-properties officeooo:rsid="002032e0"/>
    </style:style>
    <style:style style:name="T2" style:family="text">
      <style:text-properties officeooo:rsid="003d5b37"/>
    </style:style>
    <style:style style:name="T3" style:family="text">
      <style:text-properties officeooo:rsid="004361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Joseph Allen</text:p>
      <text:p text:style-name="P8">4/25/2019</text:p>
      <text:p text:style-name="P5"/>
      <text:p text:style-name="P5"/>
      <text:p text:style-name="P7">Directed Independent Study Results</text:p>
      <text:p text:style-name="P4"><text:tab/><text:span text:style-name="T1">Through the course of my directed independent study of machine learning and its applications I have 1) learned a high-level understanding of the field and <text:s/>2) gotten first-hand experience working with data and implementing machine learning algorithms to make predictions. I spent the first 10 weeks on the former and the final 5 on the latter. My readings included chapters from 3 different books totaling over 500 pages as well as relevant online articles and documentation. </text:span></text:p>
      <text:p text:style-name="P9"><text:tab/>The chapters from Artificial Intelligence: A Modern Approach provided a theoretical overview of supervised and probabilistic learning techniques. From these chapters I learned more about the most popular algorithms (linear regression, SVMs, naive bayes, decision trees, etc) and when each is most useful. Relevant to all the techniques is the matter of managing the bias vs variance trade-off, hyperparameter tuning, and model evaluation. A high bias model is one that has low complexity and underfits the training data, whereas a model with low variance has high complexity and overfits the training data. Overfitting and underfitting are two major sources of error that describe a model’s inability to generalize to new data. A good model then should simultaneously minimize these two errors and give a good balance between the two extremes. We often find this balance by choosing an expressive model and adding constraints to its complexity. These constraints vary across models but in many cases are controlled by a regularization hyperparameter that penalizes extreme model paramaters. <text:s/>Model parameters describe the features of a model that are learned from the data, whereas hyperparameters are features that control the learning process <text:span text:style-name="T2">(</text:span>learning rate, tree depth, number of clusters, etc<text:span text:style-name="T2">).</text:span> The hyperparameter tuning process involves finding the set of these hyperparameters that result in the best model. <text:span text:style-name="T2">This is perhaps the most challenging aspect of machine learning since there are </text:span><text:soft-page-break/><text:span text:style-name="T2">often a very large (potentially infinite) number of combinations of hyperparameters to use with a model. Often the only way to find the right ones is to perform a randomized search of the hyperparameter space; trying random combinations of the hyperparameters and remembering the set that has given the best results so far. The way in which we define “best” varies, but for all models it is based on the optimization of some metric we use for evaluation. Some of the most common evaluation metrics for regression (classification) are the root mean squared error, mean absolute error, and relative absolute error (accuracy, precision, and recall). These metrics tell us how well our model describes a given dataset, but do not provide any indication of how well the model generalizes unless we test it on unseen data (which we call the test set). The optimization of these metrics on the test set is the essence of machine learning; finding a model that describes the data we have and generalizes well to future data. Having solidified my understanding of this from these readings, I shifted focus to more applied texts.</text:span></text:p>
      <text:p text:style-name="P9"><text:tab/><text:span text:style-name="T3">In the books Python for Data Analysis and Hands-On Machine Learning, I read more about the practical application of the various machine learning algorithms and the major tools used to implement them. </text:span></text:p>
      <text:p text:style-name="P3"/>
      <text:p text:style-name="P3"/>
      <text:p text:style-name="P1">Application</text:p>
      <text:p text:style-name="P10">Worked on the ATD car tire demand prediction dataset </text:p>
      <text:p text:style-name="P10">Applied the tools and techniques in my school projects and research</text:p>
      <text:p text:style-name="P1"/>
      <text:p text:style-name="P1">Results</text:p>
      <text:p text:style-name="P10">Able to clean and manage data effectively</text:p>
      <text:p text:style-name="P10">Able to short list models to try on a problem</text:p>
      <text:p text:style-name="P10">Able to set a problem up for a certain model (encodings)</text:p>
      <text:p text:style-name="P10"><text:soft-page-break/>Able to visualize model performance</text:p>
      <text:p text:style-name="P10">Able to demonstrate my skills and earn a data science internship</text:p>
      <text:p text:style-name="P10"/>
      <text:p text:style-name="P13"/>
      <text:p text:style-name="P10">Books Used</text:p>
      <text:p text:style-name="P2">AIMA CH 18,19, &amp; 20 (132 pgs)</text:p>
      <text:p text:style-name="P2">PFDA CH 1 – 6 (190 pgs)</text:p>
      <text:p text:style-name="P2">AIMA CH 1- 7 (204 pg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8:51:02.179482100</meta:creation-date>
    <dc:date>2019-04-25T18:24:20.183503096</dc:date>
    <meta:editing-duration>PT1H5M2S</meta:editing-duration>
    <meta:editing-cycles>9</meta:editing-cycles>
    <meta:generator>LibreOffice/6.2.2.2$Linux_X86_64 LibreOffice_project/5daaa0e719eb4f073b63de04e0910785ad81fe7a</meta:generator>
    <meta:document-statistic meta:table-count="0" meta:image-count="0" meta:object-count="0" meta:page-count="3" meta:paragraph-count="19" meta:word-count="617" meta:character-count="3810" meta:non-whitespace-character-count="3203"/>
  </office:meta>
</office:document-meta>
</file>